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db443" officeooo:paragraph-rsid="001db443"/>
    </style:style>
    <style:style style:name="P4" style:family="paragraph" style:parent-style-name="Standard">
      <style:paragraph-properties fo:line-height="150%"/>
      <style:text-properties style:font-name="Arial" officeooo:rsid="001dcf3d" officeooo:paragraph-rsid="001dcf3d"/>
    </style:style>
    <style:style style:name="T1" style:family="text">
      <style:text-properties officeooo:rsid="001b10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Lehrvereanstaltund die von Alois Hechenberger und Sepp Mundigler abgehalten wurde, war durchwegs praktisch orientiert. Dabei hielten wir uns an beiden Tagen im Turnsaal auf und führten alle Spiele dort durch.</text:p>
      <text:p text:style-name="P3">Am ersten Tag gab es zu beginn eine Begrßung im Hörsaal. Dabei wandten die Vortragenden eine sehr unterhaltsame und freundliche Methode an. Sie begannen mit einem einfachen Lied, wo die ganze Gruppe dann einstimmen konnte. Anschließend erzählten sie einige Dinge voneinander wobei manche Sachen nocht ganz der Wahrheit entsprachen und wir sollten drauf kommen was das ist. Diesen Einstieg in einen Vortrag finde ich sehr passend. Da die Teilnehmer freundlich empfangen werden und zum Nachdenken angeregt werden. Ich kann mir gut vorstellen, dass so eine Begrüßung bei Kinder auch sehr gut ankommt.</text:p>
      <text:p text:style-name="P3">Danach teilten wir uns in zwei Gruppen auf und gingen in den Turnsaal. Unsere Gruppe war am ersten Tag bei hern Mundigler. Zu Beginn trafen wir uns auf einem ausgebreiteten Fallschirmtuch und besprachen den groben Ablauf des Tages. Der Vortragende wies auch darauf hin, dass dies immer unser Besprechungsort sein wird. Diese Herangehensweise finde ich toll, da man dadurch eine gute Trennung zwischen Spiel und Ruhephasen aufbauen kann.</text:p>
      <text:p text:style-name="P3">Wir begannen mit kleinen Vorstellungs- und Bewegungsspielen. Obwohl ich aus diesem Lehrgang und aus meiner Erfahrung schon viele Spiele kenne, waren wieder einige Spiele dabei die mir noch nicht geläufig waren. Da fiel mir auf, wie viele Möglichkeiten es gibt, mit einfachen Materialien spielerisch tätig zu werden. Zusätzlich sah ich, dass auch schon bekannte Spiele, mit kleinen Abwandlungen wieder komplett neue Spielerfahrungen bringen.</text:p>
      <text:p text:style-name="P3">Als nächtes wurden wir in dreier Gruppen aufgeteilt. Dazu hielt Herr Mundigler zusammengebundene Absperrbänder in die Mitte, und jeder von uns ergirff ein Ende. Alle die dann am selben Strang hingen, bildeten ein Team. Das finde ich eine schöne Möglichkeit, Kinder in Gruppen aufzuteilen die nicht immer die selbe Zusammenstellung hat, weil man ihnen eine gewisse Entscheidung ermöglicht (Welches Band ergreife ich?) aber dennoch erreicht, dass neue Dynamiken entstehen können.</text:p>
      <text:p text:style-name="P4">In diesen Teams bekamen wir die Aufgabe, alte Spiele auszuprobieren und so vorzubereiten, dass wir unseren Kollegen und Kolleginnen die Möglichkeiten präsentieren können. </text:p>
      <text:p text:style-name="P4"><text:soft-page-break/>In dieser Vorbereitungszeit, fingen wir an mit einem Seil, Springschnur zu hüpfen. Innerhalb kürzester Zeit waren ziemlich viele Leute motiviert dabei mitzumachen. Das zeigte mir, wie leicht es ist mit einfachen Mitteln Menschen (aller ALtersklassen) zu begeistern und zum Spielen zu animieren.</text:p>
      <text:p text:style-name="P4">Bei der Präsentation der anderen Spiele konnte ich auch wieder viele Inspirationen mitnehmen.</text:p>
      <text:p text:style-name="P4">Eine andere Aktivität die wir durchführten, war eine Art „Olympiade“. Dafür bekamen wir einige Spielideen und Gerätschaften zur Verfügung gestellt. Unsere Aufgabe war es, andere Teilnehmer herauszufordern. Wenn man eine Herausforderung gewinnt, bekommt man ein Gummiringerl un´m den Fortschritt zu messen. Diese Methode gefiel mir besonders gut, weil dadurch alle zum SPielen angeregt wurden. Außerdem war Chancengleichheit gegeben, weil die Herausfordereungen sehr Vielfältig waren, wobei jeder Teilnehmer eseine Stärken und Schwächen ausloten kann. Das ist auch bei der Arbeit mit Kindern sehr wichtig, um allen annähernd gleiche Chancen zu ermöglichen.</text:p>
      <text:p text:style-name="P4">Zum Abschluss des ersten Tages bastelten wir noch zwei Spielgeräte. Eines war ein „Trampolino“, das es ermöglicht mit einem Ball hin und her zu spielen. as zweite waren „Pois“. Dabei erkannte ich dass man mit den einfachsten Materialien sehr ansprechende die Ergebnisse erzielen kan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Basis Kreativität &amp; Spieldidaktik</text:user-defined><text:tab/><text:user-defined style:data-style-name="N0" text:name="LV_Nummer">281</text:user-defined><text:tab/><text:span text:style-name="MT1">Ref.: </text:span><text:user-defined style:data-style-name="N0" text:name="Referent">Hechenberger &amp; Mundigler</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10:47:32.378000000</meta:creation-date>
    <meta:editing-cycles>2</meta:editing-cycles>
    <meta:editing-duration>PT11M55S</meta:editing-duration>
    <dc:title>FZP_Reflexion</dc:title>
    <meta:generator>LibreOffice/4.3.6.2$Windows_x86 LibreOffice_project/d50a87b2e514536ed401c18000dad4660b6a169e</meta:generator>
    <dc:date>2016-05-15T11:17:37.556000000</dc:date>
    <meta:document-statistic meta:table-count="0" meta:image-count="0" meta:object-count="0" meta:page-count="2" meta:paragraph-count="12" meta:word-count="543" meta:character-count="3712" meta:non-whitespace-character-count="3178"/>
    <meta:user-defined meta:name="Author">Matthias Steindl</meta:user-defined>
    <meta:user-defined meta:name="LV_Name">Basis Kreativität &amp; Spieldidaktik</meta:user-defined>
    <meta:user-defined meta:name="LV_Nummer">281</meta:user-defined>
    <meta:user-defined meta:name="Referent">Hechenberger &amp; Mundigler</meta:user-defined>
    <meta:template xlink:type="simple" xlink:actuate="onRequest" xlink:title="FZP_Reflexion" xlink:href="file:///C:/Users/LieroLarryfier/AppData/Roaming/LibreOffice/4/user/template/FZP_Reflexion.ott" meta:date="2016-05-15T10:47:31.767000000"/>
  </office:meta>
</office:document-meta>
</file>